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9028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9425in"/>
    </style:style>
    <style:style style:name="co12" style:family="table-column">
      <style:table-column-properties fo:break-before="auto" style:column-width="0.752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1.173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327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1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transparent" fo:border="0.74pt solid #000000"/>
    </style:style>
    <style:style style:name="ce9" style:family="table-cell" style:parent-style-name="Default" style:data-style-name="N10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rotation-align="none"/>
      <style:text-properties fo:color="#c4bd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 fo:margin-left="0in"/>
    </style:style>
    <style:style style:name="ce1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>
      <style:table-cell-properties fo:background-color="#999999" style:text-align-source="fix" style:repeat-content="false" fo:wrap-option="wrap" fo:border="0.74pt solid #000000" style:rotation-align="none"/>
      <style:paragraph-properties fo:text-align="center" fo:margin-left="0in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Yes&quot;" style:apply-style-name="Good" style:base-cell-address="Summary.T10"/>
      <style:map style:condition="cell-content()=&quot;No&quot;" style:apply-style-name="Bad" style:base-cell-address="Summary.T10"/>
    </style:style>
    <style:style style:name="ce25" style:family="table-cell" style:parent-style-name="Default">
      <style:table-cell-properties fo:background-color="#77bc65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6"/>
        <table:table-column table:style-name="co3" table:default-cell-style-name="ce16"/>
        <table:table-column table:style-name="co13" table:default-cell-style-name="ce1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19"/>
        <table:table-column table:style-name="co18" table:default-cell-style-name="ce21"/>
        <table:table-column table:style-name="co19" table:default-cell-style-name="ce22"/>
        <table:table-column table:style-name="co15" table:default-cell-style-name="ce21"/>
        <table:table-column table:style-name="co13" table:default-cell-style-name="ce22"/>
        <table:table-column table:style-name="co17" table:default-cell-style-name="ce19"/>
        <table:table-column table:style-name="co20" table:default-cell-style-name="ce21"/>
        <table:table-column table:style-name="co21" table:default-cell-style-name="ce22"/>
        <table:table-column table:style-name="co5" table:default-cell-style-name="ce21"/>
        <table:table-column table:style-name="co22" table:default-cell-style-name="ce22"/>
        <table:table-column table:style-name="co17" table:number-columns-repeated="997" table:default-cell-style-name="ce27"/>
        <table:table-row table:style-name="ro1">
          <table:table-cell table:style-name="ce4" office:value-type="string" calcext:value-type="string" table:number-columns-spanned="1" table:number-rows-spanned="5">
            <text:p>Duty Cycle</text:p>
          </table:table-cell>
          <table:table-cell table:style-name="ce7" office:value-type="string" calcext:value-type="string">
            <text:p>CW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35" table:number-columns-repeated="3"/>
          <table:table-cell table:style-name="ce3"/>
          <table:table-cell table:style-name="ce14"/>
          <table:table-cell table:style-name="ce35" table:number-columns-repeated="56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SSB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35" table:number-columns-repeated="2"/>
          <table:table-cell table:style-name="ce37" office:value-type="string" calcext:value-type="string" table:number-columns-spanned="2" table:number-rows-spanned="1">
            <text:p>Edit These Fields</text:p>
          </table:table-cell>
          <table:covered-table-cell table:style-name="ce36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F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2"/>
          <table:table-cell table:style-name="ce38" office:value-type="string" calcext:value-type="string" table:number-columns-spanned="2" table:number-rows-spanned="1">
            <text:p>These are calculated</text:p>
          </table:table-cell>
          <table:covered-table-cell table:style-name="ce39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A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Digital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3"/>
          <table:table-cell table:style-name="ce31"/>
          <table:table-cell table:style-name="ce9"/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11" office:value-type="string" calcext:value-type="string" table:number-columns-spanned="2" table:number-rows-spanned="1">
            <text:p>Feedline loss calculator:</text:p>
          </table:table-cell>
          <table:covered-table-cell table:style-name="ce11"/>
          <table:table-cell table:style-name="ce34" office:value-type="string" calcext:value-type="string" table:number-columns-spanned="4" table:number-rows-spanned="1">
            <text:p><text:a xlink:href="https://kv5r.com/ham-radio/coax-loss-calculator/" xlink:type="simple">https://kv5r.com/ham-radio/coax-loss-calculator/</text:a></text:p>
          </table:table-cell>
          <table:covered-table-cell table:number-columns-repeated="3" table:style-name="ce36"/>
          <table:table-cell table:style-name="Default" table:number-columns-repeated="1018"/>
        </table:table-row>
        <table:table-row table:style-name="ro2">
          <table:table-cell table:style-name="Default" table:number-columns-repeated="17"/>
          <table:table-cell table:style-name="ce18" office:value-type="string" calcext:value-type="string" table:number-columns-spanned="5" table:number-rows-spanned="1">
            <text:p>Power Density</text:p>
          </table:table-cell>
          <table:covered-table-cell table:number-columns-repeated="4" table:style-name="Default"/>
          <table:table-cell table:style-name="ce25" office:value-type="string" calcext:value-type="string" table:number-columns-spanned="5" table:number-rows-spanned="1">
            <text:p>Power Density w/ Reflection</text:p>
          </table:table-cell>
          <table:covered-table-cell table:number-columns-repeated="4" table:style-name="Default"/>
          <table:table-cell table:style-name="Default" table:number-columns-repeated="997"/>
        </table:table-row>
        <table:table-row table:style-name="ro3">
          <table:table-cell table:style-name="ce13" office:value-type="string" calcext:value-type="string">
            <text:p>Band</text:p>
          </table:table-cell>
          <table:table-cell table:style-name="ce13" office:value-type="string" calcext:value-type="string">
            <text:p>Frequency (MHz)</text:p>
          </table:table-cell>
          <table:table-cell table:style-name="ce13" office:value-type="string" calcext:value-type="string">
            <text:p>Mode</text:p>
          </table:table-cell>
          <table:table-cell table:style-name="ce13" office:value-type="string" calcext:value-type="string">
            <text:p>Transmitter Make/Model</text:p>
          </table:table-cell>
          <table:table-cell table:style-name="ce13" office:value-type="string" calcext:value-type="string">
            <text:p>Xmitter PEP Output Power (w)</text:p>
          </table:table-cell>
          <table:table-cell table:style-name="ce13" office:value-type="string" calcext:value-type="string">
            <text:p>Amplifier Make/Model</text:p>
          </table:table-cell>
          <table:table-cell table:style-name="ce13" office:value-type="string" calcext:value-type="string">
            <text:p>Amplifier Max (w)</text:p>
          </table:table-cell>
          <table:table-cell table:style-name="ce43" office:value-type="string" calcext:value-type="string">
            <text:p>PEP Power (w)</text:p>
          </table:table-cell>
          <table:table-cell table:style-name="ce13" office:value-type="string" calcext:value-type="string">
            <text:p>Feedline Type</text:p>
          </table:table-cell>
          <table:table-cell table:style-name="ce13" office:value-type="string" calcext:value-type="string">
            <text:p>Feedline Length (feet)</text:p>
          </table:table-cell>
          <table:table-cell table:style-name="ce13" office:value-type="string" calcext:value-type="string">
            <text:p>Feedline Loss Per 100’ (dB)</text:p>
          </table:table-cell>
          <table:table-cell table:style-name="ce13" office:value-type="string" calcext:value-type="string">
            <text:p>Transmit on %</text:p>
          </table:table-cell>
          <table:table-cell table:style-name="ce43" office:value-type="string" calcext:value-type="string">
            <text:p>Duty Cycle</text:p>
          </table:table-cell>
          <table:table-cell table:style-name="ce43" office:value-type="string" calcext:value-type="string">
            <text:p>Average Power to Antenna (w)</text:p>
          </table:table-cell>
          <table:table-cell table:style-name="ce13" office:value-type="string" calcext:value-type="string">
            <text:p>TX Antenna</text:p>
          </table:table-cell>
          <table:table-cell table:style-name="ce13" office:value-type="string" calcext:value-type="string">
            <text:p>Antenna Gain (dbi)</text:p>
          </table:table-cell>
          <table:table-cell table:style-name="ce13" office:value-type="string" calcext:value-type="string">
            <text:p>Distance to Area of Interest (feet)</text:p>
          </table:table-cell>
          <table:table-cell table:style-name="ce43" office:value-type="string" calcext:value-type="string">
            <text:p><text:s/>mW/cm^2</text:p>
          </table:table-cell>
          <table:table-cell table:style-name="ce49" office:value-type="string" calcext:value-type="string">
            <text:p>Controlled MPE</text:p>
          </table:table-cell>
          <table:table-cell table:style-name="ce49" office:value-type="string" calcext:value-type="string">
            <text:p>Compliance?</text:p>
          </table:table-cell>
          <table:table-cell table:style-name="ce49" office:value-type="string" calcext:value-type="string">
            <text:p>Uncontrolled MPE</text:p>
          </table:table-cell>
          <table:table-cell table:style-name="ce43" office:value-type="string" calcext:value-type="string">
            <text:p>Compliance?</text:p>
          </table:table-cell>
          <table:table-cell table:style-name="ce43" office:value-type="string" calcext:value-type="string">
            <text:p><text:s/>mW/cm^2</text:p>
          </table:table-cell>
          <table:table-cell table:style-name="ce49" office:value-type="string" calcext:value-type="string">
            <text:p>Controlled MPE</text:p>
          </table:table-cell>
          <table:table-cell table:style-name="ce49" office:value-type="string" calcext:value-type="string">
            <text:p>Compliance?</text:p>
          </table:table-cell>
          <table:table-cell table:style-name="ce49" office:value-type="string" calcext:value-type="string">
            <text:p>Uncontrolled MPE</text:p>
          </table:table-cell>
          <table:table-cell table:style-name="ce43" office:value-type="string" calcext:value-type="string">
            <text:p>Compliance?</text:p>
          </table:table-cell>
          <table:table-cell table:style-name="ce26"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0:.G1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0];[.$B$1:.$C$5];2;0)" office:value-type="percentage" office:value="0.4" calcext:value-type="percentage">
            <text:p>40%</text:p>
          </table:table-cell>
          <table:table-cell table:formula="of:=([.E10]/(10^(([.K10]*([.J10]/100))/10)))*[.L10]*[.M10]" office:value-type="float" office:value="37.2709095526054" calcext:value-type="float">
            <text:p>37.2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0]*1000)*10^([.P10]/10))/(4*PI()*(([.Q10]*30.48)^2))" office:value-type="float" office:value="0.0235476560617494" calcext:value-type="float">
            <text:p>0.02355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S10]&gt;[.R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U10]&gt;[.R10];&quot;Yes&quot;;&quot;No&quot;)" office:value-type="string" office:string-value="Yes" calcext:value-type="string">
            <text:p>Yes</text:p>
          </table:table-cell>
          <table:table-cell table:formula="of:=(2.56*([.N10]*1000)*10^([.P10]/10))/(4*PI()*(([.Q10]*30.48)^2))" office:value-type="float" office:value="0.0602819995180786" calcext:value-type="float">
            <text:p>0.06028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X10]&gt;[.W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Z10]&gt;[.W1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1:.G1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1];[.$B$1:.$C$5];2;0)" office:value-type="percentage" office:value="1" calcext:value-type="percentage">
            <text:p>100%</text:p>
          </table:table-cell>
          <table:table-cell table:formula="of:=([.E11]/(10^(([.K11]*([.J11]/100))/10)))*[.L11]*[.M11]" office:value-type="float" office:value="93.1772738815134" calcext:value-type="float">
            <text:p>93.1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1]*1000)*10^([.P11]/10))/(4*PI()*(([.Q11]*30.48)^2))" office:value-type="float" office:value="0.0588691401543736" calcext:value-type="float">
            <text:p>0.05887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S11]&gt;[.R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U11]&gt;[.R11];&quot;Yes&quot;;&quot;No&quot;)" office:value-type="string" office:string-value="Yes" calcext:value-type="string">
            <text:p>Yes</text:p>
          </table:table-cell>
          <table:table-cell table:formula="of:=(2.56*([.N11]*1000)*10^([.P11]/10))/(4*PI()*(([.Q11]*30.48)^2))" office:value-type="float" office:value="0.150704998795196" calcext:value-type="float">
            <text:p>0.15070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X11]&gt;[.W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Z11]&gt;[.W1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2:.G1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2];[.$B$1:.$C$5];2;0)" office:value-type="percentage" office:value="0.2" calcext:value-type="percentage">
            <text:p>20%</text:p>
          </table:table-cell>
          <table:table-cell table:formula="of:=([.E12]/(10^(([.K12]*([.J12]/100))/10)))*[.L12]*[.M12]" office:value-type="float" office:value="18.6354547763027" calcext:value-type="float">
            <text:p>18.6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2]*1000)*10^([.P12]/10))/(4*PI()*(([.Q12]*30.48)^2))" office:value-type="float" office:value="0.0117738280308747" calcext:value-type="float">
            <text:p>0.01177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S12]&gt;[.R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U12]&gt;[.R12];&quot;Yes&quot;;&quot;No&quot;)" office:value-type="string" office:string-value="Yes" calcext:value-type="string">
            <text:p>Yes</text:p>
          </table:table-cell>
          <table:table-cell table:formula="of:=(2.56*([.N12]*1000)*10^([.P12]/10))/(4*PI()*(([.Q12]*30.48)^2))" office:value-type="float" office:value="0.0301409997590393" calcext:value-type="float">
            <text:p>0.03014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X12]&gt;[.W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Z12]&gt;[.W1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3:.G1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3];[.$B$1:.$C$5];2;0)" office:value-type="percentage" office:value="0.4" calcext:value-type="percentage">
            <text:p>40%</text:p>
          </table:table-cell>
          <table:table-cell table:formula="of:=([.E13]/(10^(([.K13]*([.J13]/100))/10)))*[.L13]*[.M13]" office:value-type="float" office:value="36.2009519766541" calcext:value-type="float">
            <text:p>36.2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3]*1000)*10^([.P13]/10))/(4*PI()*(([.Q13]*30.48)^2))" office:value-type="float" office:value="0.0228716598678921" calcext:value-type="float">
            <text:p>0.02287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S13]&gt;[.R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U13]&gt;[.R13];&quot;Yes&quot;;&quot;No&quot;)" office:value-type="string" office:string-value="Yes" calcext:value-type="string">
            <text:p>Yes</text:p>
          </table:table-cell>
          <table:table-cell table:formula="of:=(2.56*([.N13]*1000)*10^([.P13]/10))/(4*PI()*(([.Q13]*30.48)^2))" office:value-type="float" office:value="0.0585514492618037" calcext:value-type="float">
            <text:p>0.05855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X13]&gt;[.W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Z13]&gt;[.W1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4:.G1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4];[.$B$1:.$C$5];2;0)" office:value-type="percentage" office:value="1" calcext:value-type="percentage">
            <text:p>100%</text:p>
          </table:table-cell>
          <table:table-cell table:formula="of:=([.E14]/(10^(([.K14]*([.J14]/100))/10)))*[.L14]*[.M14]" office:value-type="float" office:value="90.5023799416353" calcext:value-type="float">
            <text:p>90.5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4]*1000)*10^([.P14]/10))/(4*PI()*(([.Q14]*30.48)^2))" office:value-type="float" office:value="0.0571791496697302" calcext:value-type="float">
            <text:p>0.05718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S14]&gt;[.R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U14]&gt;[.R14];&quot;Yes&quot;;&quot;No&quot;)" office:value-type="string" office:string-value="Yes" calcext:value-type="string">
            <text:p>Yes</text:p>
          </table:table-cell>
          <table:table-cell table:formula="of:=(2.56*([.N14]*1000)*10^([.P14]/10))/(4*PI()*(([.Q14]*30.48)^2))" office:value-type="float" office:value="0.146378623154509" calcext:value-type="float">
            <text:p>0.14638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X14]&gt;[.W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Z14]&gt;[.W1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5:.G1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5];[.$B$1:.$C$5];2;0)" office:value-type="percentage" office:value="0.2" calcext:value-type="percentage">
            <text:p>20%</text:p>
          </table:table-cell>
          <table:table-cell table:formula="of:=([.E15]/(10^(([.K15]*([.J15]/100))/10)))*[.L15]*[.M15]" office:value-type="float" office:value="18.1004759883271" calcext:value-type="float">
            <text:p>18.1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5]*1000)*10^([.P15]/10))/(4*PI()*(([.Q15]*30.48)^2))" office:value-type="float" office:value="0.011435829933946" calcext:value-type="float">
            <text:p>0.01144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S15]&gt;[.R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U15]&gt;[.R15];&quot;Yes&quot;;&quot;No&quot;)" office:value-type="string" office:string-value="Yes" calcext:value-type="string">
            <text:p>Yes</text:p>
          </table:table-cell>
          <table:table-cell table:formula="of:=(2.56*([.N15]*1000)*10^([.P15]/10))/(4*PI()*(([.Q15]*30.48)^2))" office:value-type="float" office:value="0.0292757246309019" calcext:value-type="float">
            <text:p>0.02928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X15]&gt;[.W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Z15]&gt;[.W1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6:.G1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16];[.$B$1:.$C$5];2;0)" office:value-type="percentage" office:value="0.4" calcext:value-type="percentage">
            <text:p>40%</text:p>
          </table:table-cell>
          <table:table-cell table:formula="of:=([.E16]/(10^(([.K16]*([.J16]/100))/10)))*[.L16]*[.M16]" office:value-type="float" office:value="34.7544156911385" calcext:value-type="float">
            <text:p>34.7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6]*1000)*10^([.P16]/10))/(4*PI()*(([.Q16]*30.48)^2))" office:value-type="float" office:value="0.0219577423021271" calcext:value-type="float">
            <text:p>0.02196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S16]&gt;[.R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U16]&gt;[.R16];&quot;Yes&quot;;&quot;No&quot;)" office:value-type="string" office:string-value="Yes" calcext:value-type="string">
            <text:p>Yes</text:p>
          </table:table-cell>
          <table:table-cell table:formula="of:=(2.56*([.N16]*1000)*10^([.P16]/10))/(4*PI()*(([.Q16]*30.48)^2))" office:value-type="float" office:value="0.0562118202934454" calcext:value-type="float">
            <text:p>0.05621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X16]&gt;[.W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Z16]&gt;[.W1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7:.G17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7];[.$B$1:.$C$5];2;0)" office:value-type="percentage" office:value="0.4" calcext:value-type="percentage">
            <text:p>40%</text:p>
          </table:table-cell>
          <table:table-cell table:formula="of:=([.E17]/(10^(([.K17]*([.J17]/100))/10)))*[.L17]*[.M17]" office:value-type="float" office:value="35.9385037028274" calcext:value-type="float">
            <text:p>35.94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7]*1000)*10^([.P17]/10))/(4*PI()*(([.Q17]*30.48)^2))" office:value-type="float" office:value="0.123134625339093" calcext:value-type="float">
            <text:p>0.12313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S17]&gt;[.R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U17]&gt;[.R17];&quot;Yes&quot;;&quot;No&quot;)" office:value-type="string" office:string-value="Yes" calcext:value-type="string">
            <text:p>Yes</text:p>
          </table:table-cell>
          <table:table-cell table:formula="of:=(2.56*([.N17]*1000)*10^([.P17]/10))/(4*PI()*(([.Q17]*30.48)^2))" office:value-type="float" office:value="0.315224640868077" calcext:value-type="float">
            <text:p>0.31522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X17]&gt;[.W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Z17]&gt;[.W1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8:.G1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18];[.$B$1:.$C$5];2;0)" office:value-type="percentage" office:value="1" calcext:value-type="percentage">
            <text:p>100%</text:p>
          </table:table-cell>
          <table:table-cell table:formula="of:=([.E18]/(10^(([.K18]*([.J18]/100))/10)))*[.L18]*[.M18]" office:value-type="float" office:value="86.8860392278462" calcext:value-type="float">
            <text:p>86.8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8]*1000)*10^([.P18]/10))/(4*PI()*(([.Q18]*30.48)^2))" office:value-type="float" office:value="0.0548943557553178" calcext:value-type="float">
            <text:p>0.05489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S18]&gt;[.R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U18]&gt;[.R18];&quot;Yes&quot;;&quot;No&quot;)" office:value-type="string" office:string-value="Yes" calcext:value-type="string">
            <text:p>Yes</text:p>
          </table:table-cell>
          <table:table-cell table:formula="of:=(2.56*([.N18]*1000)*10^([.P18]/10))/(4*PI()*(([.Q18]*30.48)^2))" office:value-type="float" office:value="0.140529550733614" calcext:value-type="float">
            <text:p>0.14053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X18]&gt;[.W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Z18]&gt;[.W1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9:.G19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9];[.$B$1:.$C$5];2;0)" office:value-type="percentage" office:value="1" calcext:value-type="percentage">
            <text:p>100%</text:p>
          </table:table-cell>
          <table:table-cell table:formula="of:=([.E19]/(10^(([.K19]*([.J19]/100))/10)))*[.L19]*[.M19]" office:value-type="float" office:value="89.8462592570686" calcext:value-type="float">
            <text:p>89.85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9]*1000)*10^([.P19]/10))/(4*PI()*(([.Q19]*30.48)^2))" office:value-type="float" office:value="0.307836563347732" calcext:value-type="float">
            <text:p>0.30784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S19]&gt;[.R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U19]&gt;[.R19];&quot;Yes&quot;;&quot;No&quot;)" office:value-type="string" office:string-value="Yes" calcext:value-type="string">
            <text:p>Yes</text:p>
          </table:table-cell>
          <table:table-cell table:formula="of:=(2.56*([.N19]*1000)*10^([.P19]/10))/(4*PI()*(([.Q19]*30.48)^2))" office:value-type="float" office:value="0.788061602170193" calcext:value-type="float">
            <text:p>0.78806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X19]&gt;[.W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Z19]&gt;[.W1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0:.G2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20];[.$B$1:.$C$5];2;0)" office:value-type="percentage" office:value="0.2" calcext:value-type="percentage">
            <text:p>20%</text:p>
          </table:table-cell>
          <table:table-cell table:formula="of:=([.E20]/(10^(([.K20]*([.J20]/100))/10)))*[.L20]*[.M20]" office:value-type="float" office:value="17.3772078455692" calcext:value-type="float">
            <text:p>17.3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0]*1000)*10^([.P20]/10))/(4*PI()*(([.Q20]*30.48)^2))" office:value-type="float" office:value="0.0109788711510636" calcext:value-type="float">
            <text:p>0.01098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S20]&gt;[.R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U20]&gt;[.R20];&quot;Yes&quot;;&quot;No&quot;)" office:value-type="string" office:string-value="Yes" calcext:value-type="string">
            <text:p>Yes</text:p>
          </table:table-cell>
          <table:table-cell table:formula="of:=(2.56*([.N20]*1000)*10^([.P20]/10))/(4*PI()*(([.Q20]*30.48)^2))" office:value-type="float" office:value="0.0281059101467227" calcext:value-type="float">
            <text:p>0.02811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X20]&gt;[.W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Z20]&gt;[.W2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1:.G21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21];[.$B$1:.$C$5];2;0)" office:value-type="percentage" office:value="0.2" calcext:value-type="percentage">
            <text:p>20%</text:p>
          </table:table-cell>
          <table:table-cell table:formula="of:=([.E21]/(10^(([.K21]*([.J21]/100))/10)))*[.L21]*[.M21]" office:value-type="float" office:value="17.9692518514137" calcext:value-type="float">
            <text:p>17.9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21]*1000)*10^([.P21]/10))/(4*PI()*(([.Q21]*30.48)^2))" office:value-type="float" office:value="0.0615673126695463" calcext:value-type="float">
            <text:p>0.06157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S21]&gt;[.R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U21]&gt;[.R21];&quot;Yes&quot;;&quot;No&quot;)" office:value-type="string" office:string-value="Yes" calcext:value-type="string">
            <text:p>Yes</text:p>
          </table:table-cell>
          <table:table-cell table:formula="of:=(2.56*([.N21]*1000)*10^([.P21]/10))/(4*PI()*(([.Q21]*30.48)^2))" office:value-type="float" office:value="0.157612320434039" calcext:value-type="float">
            <text:p>0.15761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X21]&gt;[.W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Z21]&gt;[.W2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2:.G2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2];[.$B$1:.$C$5];2;0)" office:value-type="percentage" office:value="0.4" calcext:value-type="percentage">
            <text:p>40%</text:p>
          </table:table-cell>
          <table:table-cell table:formula="of:=([.E22]/(10^(([.K22]*([.J22]/100))/10)))*[.L22]*[.M22]" office:value-type="float" office:value="34.1004406730546" calcext:value-type="float">
            <text:p>34.1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2]*1000)*10^([.P22]/10))/(4*PI()*(([.Q22]*30.48)^2))" office:value-type="float" office:value="0.0215445627209559" calcext:value-type="float">
            <text:p>0.02154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S22]&gt;[.R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U22]&gt;[.R22];&quot;Yes&quot;;&quot;No&quot;)" office:value-type="string" office:string-value="Yes" calcext:value-type="string">
            <text:p>Yes</text:p>
          </table:table-cell>
          <table:table-cell table:formula="of:=(2.56*([.N22]*1000)*10^([.P22]/10))/(4*PI()*(([.Q22]*30.48)^2))" office:value-type="float" office:value="0.0551540805656472" calcext:value-type="float">
            <text:p>0.05515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X22]&gt;[.W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Z22]&gt;[.W2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3:.G2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3];[.$B$1:.$C$5];2;0)" office:value-type="percentage" office:value="1" calcext:value-type="percentage">
            <text:p>100%</text:p>
          </table:table-cell>
          <table:table-cell table:formula="of:=([.E23]/(10^(([.K23]*([.J23]/100))/10)))*[.L23]*[.M23]" office:value-type="float" office:value="85.2511016826366" calcext:value-type="float">
            <text:p>85.2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3]*1000)*10^([.P23]/10))/(4*PI()*(([.Q23]*30.48)^2))" office:value-type="float" office:value="0.0538614068023898" calcext:value-type="float">
            <text:p>0.05386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S23]&gt;[.R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U23]&gt;[.R23];&quot;Yes&quot;;&quot;No&quot;)" office:value-type="string" office:string-value="Yes" calcext:value-type="string">
            <text:p>Yes</text:p>
          </table:table-cell>
          <table:table-cell table:formula="of:=(2.56*([.N23]*1000)*10^([.P23]/10))/(4*PI()*(([.Q23]*30.48)^2))" office:value-type="float" office:value="0.137885201414118" calcext:value-type="float">
            <text:p>0.13789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X23]&gt;[.W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Z23]&gt;[.W2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4:.G2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4];[.$B$1:.$C$5];2;0)" office:value-type="percentage" office:value="0.2" calcext:value-type="percentage">
            <text:p>20%</text:p>
          </table:table-cell>
          <table:table-cell table:formula="of:=([.E24]/(10^(([.K24]*([.J24]/100))/10)))*[.L24]*[.M24]" office:value-type="float" office:value="17.0502203365273" calcext:value-type="float">
            <text:p>17.0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4]*1000)*10^([.P24]/10))/(4*PI()*(([.Q24]*30.48)^2))" office:value-type="float" office:value="0.010772281360478" calcext:value-type="float">
            <text:p>0.01077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S24]&gt;[.R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U24]&gt;[.R24];&quot;Yes&quot;;&quot;No&quot;)" office:value-type="string" office:string-value="Yes" calcext:value-type="string">
            <text:p>Yes</text:p>
          </table:table-cell>
          <table:table-cell table:formula="of:=(2.56*([.N24]*1000)*10^([.P24]/10))/(4*PI()*(([.Q24]*30.48)^2))" office:value-type="float" office:value="0.0275770402828236" calcext:value-type="float">
            <text:p>0.02758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X24]&gt;[.W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Z24]&gt;[.W2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5:.G2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5];[.$B$1:.$C$5];2;0)" office:value-type="percentage" office:value="0.4" calcext:value-type="percentage">
            <text:p>40%</text:p>
          </table:table-cell>
          <table:table-cell table:formula="of:=([.E25]/(10^(([.K25]*([.J25]/100))/10)))*[.L25]*[.M25]" office:value-type="float" office:value="33.6883694589557" calcext:value-type="float">
            <text:p>33.6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5]*1000)*10^([.P25]/10))/(4*PI()*(([.Q25]*30.48)^2))" office:value-type="float" office:value="0.0212842172842863" calcext:value-type="float">
            <text:p>0.02128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S25]&gt;[.R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U25]&gt;[.R25];&quot;Yes&quot;;&quot;No&quot;)" office:value-type="string" office:string-value="Yes" calcext:value-type="string">
            <text:p>Yes</text:p>
          </table:table-cell>
          <table:table-cell table:formula="of:=(2.56*([.N25]*1000)*10^([.P25]/10))/(4*PI()*(([.Q25]*30.48)^2))" office:value-type="float" office:value="0.0544875962477728" calcext:value-type="float">
            <text:p>0.05449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X25]&gt;[.W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Z25]&gt;[.W2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6:.G2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6];[.$B$1:.$C$5];2;0)" office:value-type="percentage" office:value="1" calcext:value-type="percentage">
            <text:p>100%</text:p>
          </table:table-cell>
          <table:table-cell table:formula="of:=([.E26]/(10^(([.K26]*([.J26]/100))/10)))*[.L26]*[.M26]" office:value-type="float" office:value="84.2209236473893" calcext:value-type="float">
            <text:p>84.22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6]*1000)*10^([.P26]/10))/(4*PI()*(([.Q26]*30.48)^2))" office:value-type="float" office:value="0.0532105432107157" calcext:value-type="float">
            <text:p>0.05321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S26]&gt;[.R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U26]&gt;[.R26];&quot;Yes&quot;;&quot;No&quot;)" office:value-type="string" office:string-value="Yes" calcext:value-type="string">
            <text:p>Yes</text:p>
          </table:table-cell>
          <table:table-cell table:formula="of:=(2.56*([.N26]*1000)*10^([.P26]/10))/(4*PI()*(([.Q26]*30.48)^2))" office:value-type="float" office:value="0.136218990619432" calcext:value-type="float">
            <text:p>0.13622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X26]&gt;[.W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Z26]&gt;[.W2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7:.G2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7];[.$B$1:.$C$5];2;0)" office:value-type="percentage" office:value="0.2" calcext:value-type="percentage">
            <text:p>20%</text:p>
          </table:table-cell>
          <table:table-cell table:formula="of:=([.E27]/(10^(([.K27]*([.J27]/100))/10)))*[.L27]*[.M27]" office:value-type="float" office:value="16.8441847294779" calcext:value-type="float">
            <text:p>16.8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7]*1000)*10^([.P27]/10))/(4*PI()*(([.Q27]*30.48)^2))" office:value-type="float" office:value="0.0106421086421431" calcext:value-type="float">
            <text:p>0.01064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S27]&gt;[.R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U27]&gt;[.R27];&quot;Yes&quot;;&quot;No&quot;)" office:value-type="string" office:string-value="Yes" calcext:value-type="string">
            <text:p>Yes</text:p>
          </table:table-cell>
          <table:table-cell table:formula="of:=(2.56*([.N27]*1000)*10^([.P27]/10))/(4*PI()*(([.Q27]*30.48)^2))" office:value-type="float" office:value="0.0272437981238864" calcext:value-type="float">
            <text:p>0.02724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X27]&gt;[.W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Z27]&gt;[.W2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8:.G2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28];[.$B$1:.$C$5];2;0)" office:value-type="percentage" office:value="0.4" calcext:value-type="percentage">
            <text:p>40%</text:p>
          </table:table-cell>
          <table:table-cell table:formula="of:=([.E28]/(10^(([.K28]*([.J28]/100))/10)))*[.L28]*[.M28]" office:value-type="float" office:value="32.812550664598" calcext:value-type="float">
            <text:p>32.8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8]*1000)*10^([.P28]/10))/(4*PI()*(([.Q28]*30.48)^2))" office:value-type="float" office:value="0.0207308774278268" calcext:value-type="float">
            <text:p>0.02073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S28]&gt;[.R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U28]&gt;[.R28];&quot;Yes&quot;;&quot;No&quot;)" office:value-type="string" office:string-value="Yes" calcext:value-type="string">
            <text:p>Yes</text:p>
          </table:table-cell>
          <table:table-cell table:formula="of:=(2.56*([.N28]*1000)*10^([.P28]/10))/(4*PI()*(([.Q28]*30.48)^2))" office:value-type="float" office:value="0.0530710462152366" calcext:value-type="float">
            <text:p>0.05307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X28]&gt;[.W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Z28]&gt;[.W2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9:.G2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29];[.$B$1:.$C$5];2;0)" office:value-type="percentage" office:value="1" calcext:value-type="percentage">
            <text:p>100%</text:p>
          </table:table-cell>
          <table:table-cell table:formula="of:=([.E29]/(10^(([.K29]*([.J29]/100))/10)))*[.L29]*[.M29]" office:value-type="float" office:value="82.0313766614949" calcext:value-type="float">
            <text:p>82.0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9]*1000)*10^([.P29]/10))/(4*PI()*(([.Q29]*30.48)^2))" office:value-type="float" office:value="0.051827193569567" calcext:value-type="float">
            <text:p>0.05183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S29]&gt;[.R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U29]&gt;[.R29];&quot;Yes&quot;;&quot;No&quot;)" office:value-type="string" office:string-value="Yes" calcext:value-type="string">
            <text:p>Yes</text:p>
          </table:table-cell>
          <table:table-cell table:formula="of:=(2.56*([.N29]*1000)*10^([.P29]/10))/(4*PI()*(([.Q29]*30.48)^2))" office:value-type="float" office:value="0.132677615538092" calcext:value-type="float">
            <text:p>0.13268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X29]&gt;[.W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Z29]&gt;[.W2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0:.G3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30];[.$B$1:.$C$5];2;0)" office:value-type="percentage" office:value="0.2" calcext:value-type="percentage">
            <text:p>20%</text:p>
          </table:table-cell>
          <table:table-cell table:formula="of:=([.E30]/(10^(([.K30]*([.J30]/100))/10)))*[.L30]*[.M30]" office:value-type="float" office:value="16.406275332299" calcext:value-type="float">
            <text:p>16.4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0]*1000)*10^([.P30]/10))/(4*PI()*(([.Q30]*30.48)^2))" office:value-type="float" office:value="0.0103654387139134" calcext:value-type="float">
            <text:p>0.01037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S30]&gt;[.R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U30]&gt;[.R30];&quot;Yes&quot;;&quot;No&quot;)" office:value-type="string" office:string-value="Yes" calcext:value-type="string">
            <text:p>Yes</text:p>
          </table:table-cell>
          <table:table-cell table:formula="of:=(2.56*([.N30]*1000)*10^([.P30]/10))/(4*PI()*(([.Q30]*30.48)^2))" office:value-type="float" office:value="0.0265355231076183" calcext:value-type="float">
            <text:p>0.02654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X30]&gt;[.W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Z30]&gt;[.W3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1:.G3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1];[.$B$1:.$C$5];2;0)" office:value-type="percentage" office:value="0.4" calcext:value-type="percentage">
            <text:p>40%</text:p>
          </table:table-cell>
          <table:table-cell table:formula="of:=([.E31]/(10^(([.K31]*([.J31]/100))/10)))*[.L31]*[.M31]" office:value-type="float" office:value="33.7636967769113" calcext:value-type="float">
            <text:p>33.7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1]*1000)*10^([.P31]/10))/(4*PI()*(([.Q31]*30.48)^2))" office:value-type="float" office:value="0.0213318088723791" calcext:value-type="float">
            <text:p>0.02133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S31]&gt;[.R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U31]&gt;[.R31];&quot;Yes&quot;;&quot;No&quot;)" office:value-type="string" office:string-value="Yes" calcext:value-type="string">
            <text:p>Yes</text:p>
          </table:table-cell>
          <table:table-cell table:formula="of:=(2.56*([.N31]*1000)*10^([.P31]/10))/(4*PI()*(([.Q31]*30.48)^2))" office:value-type="float" office:value="0.0546094307132904" calcext:value-type="float">
            <text:p>0.05461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X31]&gt;[.W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Z31]&gt;[.W3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2:.G3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2];[.$B$1:.$C$5];2;0)" office:value-type="percentage" office:value="1" calcext:value-type="percentage">
            <text:p>100%</text:p>
          </table:table-cell>
          <table:table-cell table:formula="of:=([.E32]/(10^(([.K32]*([.J32]/100))/10)))*[.L32]*[.M32]" office:value-type="float" office:value="84.4092419422782" calcext:value-type="float">
            <text:p>84.41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2]*1000)*10^([.P32]/10))/(4*PI()*(([.Q32]*30.48)^2))" office:value-type="float" office:value="0.0533295221809476" calcext:value-type="float">
            <text:p>0.05333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S32]&gt;[.R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U32]&gt;[.R32];&quot;Yes&quot;;&quot;No&quot;)" office:value-type="string" office:string-value="Yes" calcext:value-type="string">
            <text:p>Yes</text:p>
          </table:table-cell>
          <table:table-cell table:formula="of:=(2.56*([.N32]*1000)*10^([.P32]/10))/(4*PI()*(([.Q32]*30.48)^2))" office:value-type="float" office:value="0.136523576783226" calcext:value-type="float">
            <text:p>0.13652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X32]&gt;[.W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Z32]&gt;[.W3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3:.G3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3];[.$B$1:.$C$5];2;0)" office:value-type="percentage" office:value="0.2" calcext:value-type="percentage">
            <text:p>20%</text:p>
          </table:table-cell>
          <table:table-cell table:formula="of:=([.E33]/(10^(([.K33]*([.J33]/100))/10)))*[.L33]*[.M33]" office:value-type="float" office:value="16.8818483884556" calcext:value-type="float">
            <text:p>16.88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3]*1000)*10^([.P33]/10))/(4*PI()*(([.Q33]*30.48)^2))" office:value-type="float" office:value="0.0106659044361895" calcext:value-type="float">
            <text:p>0.01067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S33]&gt;[.R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U33]&gt;[.R33];&quot;Yes&quot;;&quot;No&quot;)" office:value-type="string" office:string-value="Yes" calcext:value-type="string">
            <text:p>Yes</text:p>
          </table:table-cell>
          <table:table-cell table:formula="of:=(2.56*([.N33]*1000)*10^([.P33]/10))/(4*PI()*(([.Q33]*30.48)^2))" office:value-type="float" office:value="0.0273047153566452" calcext:value-type="float">
            <text:p>0.02730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X33]&gt;[.W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Z33]&gt;[.W3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bit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4:.G34])" office:value-type="float" office:value="5" calcext:value-type="float">
            <text:p>5</text:p>
          </table:table-cell>
          <table:table-cell office:value-type="string" calcext:value-type="string">
            <text:p>LMR400</text:p>
          </table:table-cell>
          <table:table-cell office:value-type="float" office:value="50" calcext:value-type="float">
            <text:p>5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34];[.$B$1:.$C$5];2;0)" office:value-type="percentage" office:value="0.2" calcext:value-type="percentage">
            <text:p>20%</text:p>
          </table:table-cell>
          <table:table-cell table:formula="of:=([.E34]/(10^(([.K34]*([.J34]/100))/10)))*[.L34]*[.M34]" office:value-type="float" office:value="0.917064749114932" calcext:value-type="float">
            <text:p>0.92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formula="of:=(([.N34]*1000)*10^([.P34]/10))/(4*PI()*(([.Q34]*30.48)^2))" office:value-type="float" office:value="0.521459041433645" calcext:value-type="float">
            <text:p>0.52146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S34]&gt;[.R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U34]&gt;[.R34];&quot;Yes&quot;;&quot;No&quot;)" office:value-type="string" office:string-value="Yes" calcext:value-type="string">
            <text:p>Yes</text:p>
          </table:table-cell>
          <table:table-cell table:formula="of:=(2.56*([.N34]*1000)*10^([.P34]/10))/(4*PI()*(([.Q34]*30.48)^2))" office:value-type="float" office:value="1.33493514607013" calcext:value-type="float">
            <text:p>1.33494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X34]&gt;[.W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Z34]&gt;[.W3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5:.G3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5];[.$B$1:.$C$5];2;0)" office:value-type="percentage" office:value="0.4" calcext:value-type="percentage">
            <text:p>40%</text:p>
          </table:table-cell>
          <table:table-cell table:formula="of:=([.E35]/(10^(([.K35]*([.J35]/100))/10)))*[.L35]*[.M35]" office:value-type="float" office:value="37.3908201521261" calcext:value-type="float">
            <text:p>37.3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5]*1000)*10^([.P35]/10))/(4*PI()*(([.Q35]*30.48)^2))" office:value-type="float" office:value="0.0236234152420208" calcext:value-type="float">
            <text:p>0.02362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S35]&gt;[.R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U35]&gt;[.R35];&quot;Yes&quot;;&quot;No&quot;)" office:value-type="string" office:string-value="Yes" calcext:value-type="string">
            <text:p>Yes</text:p>
          </table:table-cell>
          <table:table-cell table:formula="of:=(2.56*([.N35]*1000)*10^([.P35]/10))/(4*PI()*(([.Q35]*30.48)^2))" office:value-type="float" office:value="0.0604759430195732" calcext:value-type="float">
            <text:p>0.06048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X35]&gt;[.W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Z35]&gt;[.W3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6:.G3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6];[.$B$1:.$C$5];2;0)" office:value-type="percentage" office:value="1" calcext:value-type="percentage">
            <text:p>100%</text:p>
          </table:table-cell>
          <table:table-cell table:formula="of:=([.E36]/(10^(([.K36]*([.J36]/100))/10)))*[.L36]*[.M36]" office:value-type="float" office:value="93.4770503803152" calcext:value-type="float">
            <text:p>93.4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6]*1000)*10^([.P36]/10))/(4*PI()*(([.Q36]*30.48)^2))" office:value-type="float" office:value="0.0590585381050519" calcext:value-type="float">
            <text:p>0.05906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S36]&gt;[.R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U36]&gt;[.R36];&quot;Yes&quot;;&quot;No&quot;)" office:value-type="string" office:string-value="Yes" calcext:value-type="string">
            <text:p>Yes</text:p>
          </table:table-cell>
          <table:table-cell table:formula="of:=(2.56*([.N36]*1000)*10^([.P36]/10))/(4*PI()*(([.Q36]*30.48)^2))" office:value-type="float" office:value="0.151189857548933" calcext:value-type="float">
            <text:p>0.15119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X36]&gt;[.W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Z36]&gt;[.W3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7:.G3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7];[.$B$1:.$C$5];2;0)" office:value-type="percentage" office:value="0.2" calcext:value-type="percentage">
            <text:p>20%</text:p>
          </table:table-cell>
          <table:table-cell table:formula="of:=([.E37]/(10^(([.K37]*([.J37]/100))/10)))*[.L37]*[.M37]" office:value-type="float" office:value="18.695410076063" calcext:value-type="float">
            <text:p>18.7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7]*1000)*10^([.P37]/10))/(4*PI()*(([.Q37]*30.48)^2))" office:value-type="float" office:value="0.0118117076210104" calcext:value-type="float">
            <text:p>0.01181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S37]&gt;[.R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U37]&gt;[.R37];&quot;Yes&quot;;&quot;No&quot;)" office:value-type="string" office:string-value="Yes" calcext:value-type="string">
            <text:p>Yes</text:p>
          </table:table-cell>
          <table:table-cell table:formula="of:=(2.56*([.N37]*1000)*10^([.P37]/10))/(4*PI()*(([.Q37]*30.48)^2))" office:value-type="float" office:value="0.0302379715097866" calcext:value-type="float">
            <text:p>0.03024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X37]&gt;[.W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Z37]&gt;[.W3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8:.G3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38];[.$B$1:.$C$5];2;0)" office:value-type="percentage" office:value="0.4" calcext:value-type="percentage">
            <text:p>40%</text:p>
          </table:table-cell>
          <table:table-cell table:formula="of:=([.E38]/(10^(([.K38]*([.J38]/100))/10)))*[.L38]*[.M38]" office:value-type="float" office:value="36.3655358498693" calcext:value-type="float">
            <text:p>36.3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8]*1000)*10^([.P38]/10))/(4*PI()*(([.Q38]*30.48)^2))" office:value-type="float" office:value="0.0229756434971167" calcext:value-type="float">
            <text:p>0.02298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S38]&gt;[.R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U38]&gt;[.R38];&quot;Yes&quot;;&quot;No&quot;)" office:value-type="string" office:string-value="Yes" calcext:value-type="string">
            <text:p>Yes</text:p>
          </table:table-cell>
          <table:table-cell table:formula="of:=(2.56*([.N38]*1000)*10^([.P38]/10))/(4*PI()*(([.Q38]*30.48)^2))" office:value-type="float" office:value="0.0588176473526188" calcext:value-type="float">
            <text:p>0.05882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X38]&gt;[.W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Z38]&gt;[.W3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9:.G3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39];[.$B$1:.$C$5];2;0)" office:value-type="percentage" office:value="1" calcext:value-type="percentage">
            <text:p>100%</text:p>
          </table:table-cell>
          <table:table-cell table:formula="of:=([.E39]/(10^(([.K39]*([.J39]/100))/10)))*[.L39]*[.M39]" office:value-type="float" office:value="90.9138396246734" calcext:value-type="float">
            <text:p>90.9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9]*1000)*10^([.P39]/10))/(4*PI()*(([.Q39]*30.48)^2))" office:value-type="float" office:value="0.0574391087427918" calcext:value-type="float">
            <text:p>0.05744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S39]&gt;[.R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U39]&gt;[.R39];&quot;Yes&quot;;&quot;No&quot;)" office:value-type="string" office:string-value="Yes" calcext:value-type="string">
            <text:p>Yes</text:p>
          </table:table-cell>
          <table:table-cell table:formula="of:=(2.56*([.N39]*1000)*10^([.P39]/10))/(4*PI()*(([.Q39]*30.48)^2))" office:value-type="float" office:value="0.147044118381547" calcext:value-type="float">
            <text:p>0.14704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X39]&gt;[.W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Z39]&gt;[.W3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0:.G4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40];[.$B$1:.$C$5];2;0)" office:value-type="percentage" office:value="0.2" calcext:value-type="percentage">
            <text:p>20%</text:p>
          </table:table-cell>
          <table:table-cell table:formula="of:=([.E40]/(10^(([.K40]*([.J40]/100))/10)))*[.L40]*[.M40]" office:value-type="float" office:value="18.1827679249347" calcext:value-type="float">
            <text:p>18.1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0]*1000)*10^([.P40]/10))/(4*PI()*(([.Q40]*30.48)^2))" office:value-type="float" office:value="0.0114878217485584" calcext:value-type="float">
            <text:p>0.01149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S40]&gt;[.R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U40]&gt;[.R40];&quot;Yes&quot;;&quot;No&quot;)" office:value-type="string" office:string-value="Yes" calcext:value-type="string">
            <text:p>Yes</text:p>
          </table:table-cell>
          <table:table-cell table:formula="of:=(2.56*([.N40]*1000)*10^([.P40]/10))/(4*PI()*(([.Q40]*30.48)^2))" office:value-type="float" office:value="0.0294088236763094" calcext:value-type="float">
            <text:p>0.02941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X40]&gt;[.W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Z40]&gt;[.W4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1:.G4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1];[.$B$1:.$C$5];2;0)" office:value-type="percentage" office:value="0.4" calcext:value-type="percentage">
            <text:p>40%</text:p>
          </table:table-cell>
          <table:table-cell table:formula="of:=([.E41]/(10^(([.K41]*([.J41]/100))/10)))*[.L41]*[.M41]" office:value-type="float" office:value="34.9771960536454" calcext:value-type="float">
            <text:p>34.9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1]*1000)*10^([.P41]/10))/(4*PI()*(([.Q41]*30.48)^2))" office:value-type="float" office:value="0.0220984943099691" calcext:value-type="float">
            <text:p>0.02210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S41]&gt;[.R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U41]&gt;[.R41];&quot;Yes&quot;;&quot;No&quot;)" office:value-type="string" office:string-value="Yes" calcext:value-type="string">
            <text:p>Yes</text:p>
          </table:table-cell>
          <table:table-cell table:formula="of:=(2.56*([.N41]*1000)*10^([.P41]/10))/(4*PI()*(([.Q41]*30.48)^2))" office:value-type="float" office:value="0.0565721454335208" calcext:value-type="float">
            <text:p>0.05657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X41]&gt;[.W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Z41]&gt;[.W4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2:.G42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2];[.$B$1:.$C$5];2;0)" office:value-type="percentage" office:value="0.4" calcext:value-type="percentage">
            <text:p>40%</text:p>
          </table:table-cell>
          <table:table-cell table:formula="of:=([.E42]/(10^(([.K42]*([.J42]/100))/10)))*[.L42]*[.M42]" office:value-type="float" office:value="36.0669976317728" calcext:value-type="float">
            <text:p>36.0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2]*1000)*10^([.P42]/10))/(4*PI()*(([.Q42]*30.48)^2))" office:value-type="float" office:value="0.12357487883239" calcext:value-type="float">
            <text:p>0.12357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S42]&gt;[.R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U42]&gt;[.R42];&quot;Yes&quot;;&quot;No&quot;)" office:value-type="string" office:string-value="Yes" calcext:value-type="string">
            <text:p>Yes</text:p>
          </table:table-cell>
          <table:table-cell table:formula="of:=(2.56*([.N42]*1000)*10^([.P42]/10))/(4*PI()*(([.Q42]*30.48)^2))" office:value-type="float" office:value="0.316351689810918" calcext:value-type="float">
            <text:p>0.31635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X42]&gt;[.W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Z42]&gt;[.W4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3:.G4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3];[.$B$1:.$C$5];2;0)" office:value-type="percentage" office:value="1" calcext:value-type="percentage">
            <text:p>100%</text:p>
          </table:table-cell>
          <table:table-cell table:formula="of:=([.E43]/(10^(([.K43]*([.J43]/100))/10)))*[.L43]*[.M43]" office:value-type="float" office:value="87.4429901341135" calcext:value-type="float">
            <text:p>87.4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3]*1000)*10^([.P43]/10))/(4*PI()*(([.Q43]*30.48)^2))" office:value-type="float" office:value="0.0552462357749227" calcext:value-type="float">
            <text:p>0.05525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S43]&gt;[.R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U43]&gt;[.R43];&quot;Yes&quot;;&quot;No&quot;)" office:value-type="string" office:string-value="Yes" calcext:value-type="string">
            <text:p>Yes</text:p>
          </table:table-cell>
          <table:table-cell table:formula="of:=(2.56*([.N43]*1000)*10^([.P43]/10))/(4*PI()*(([.Q43]*30.48)^2))" office:value-type="float" office:value="0.141430363583802" calcext:value-type="float">
            <text:p>0.14143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X43]&gt;[.W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Z43]&gt;[.W4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4:.G44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4];[.$B$1:.$C$5];2;0)" office:value-type="percentage" office:value="1" calcext:value-type="percentage">
            <text:p>100%</text:p>
          </table:table-cell>
          <table:table-cell table:formula="of:=([.E44]/(10^(([.K44]*([.J44]/100))/10)))*[.L44]*[.M44]" office:value-type="float" office:value="90.167494079432" calcext:value-type="float">
            <text:p>90.1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4]*1000)*10^([.P44]/10))/(4*PI()*(([.Q44]*30.48)^2))" office:value-type="float" office:value="0.308937197080974" calcext:value-type="float">
            <text:p>0.30894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S44]&gt;[.R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U44]&gt;[.R44];&quot;Yes&quot;;&quot;No&quot;)" office:value-type="string" office:string-value="Yes" calcext:value-type="string">
            <text:p>Yes</text:p>
          </table:table-cell>
          <table:table-cell table:formula="of:=(2.56*([.N44]*1000)*10^([.P44]/10))/(4*PI()*(([.Q44]*30.48)^2))" office:value-type="float" office:value="0.790879224527294" calcext:value-type="float">
            <text:p>0.79088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X44]&gt;[.W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Z44]&gt;[.W4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5:.G4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5];[.$B$1:.$C$5];2;0)" office:value-type="percentage" office:value="0.2" calcext:value-type="percentage">
            <text:p>20%</text:p>
          </table:table-cell>
          <table:table-cell table:formula="of:=([.E45]/(10^(([.K45]*([.J45]/100))/10)))*[.L45]*[.M45]" office:value-type="float" office:value="17.4885980268227" calcext:value-type="float">
            <text:p>17.4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5]*1000)*10^([.P45]/10))/(4*PI()*(([.Q45]*30.48)^2))" office:value-type="float" office:value="0.0110492471549845" calcext:value-type="float">
            <text:p>0.01105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S45]&gt;[.R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U45]&gt;[.R45];&quot;Yes&quot;;&quot;No&quot;)" office:value-type="string" office:string-value="Yes" calcext:value-type="string">
            <text:p>Yes</text:p>
          </table:table-cell>
          <table:table-cell table:formula="of:=(2.56*([.N45]*1000)*10^([.P45]/10))/(4*PI()*(([.Q45]*30.48)^2))" office:value-type="float" office:value="0.0282860727167604" calcext:value-type="float">
            <text:p>0.02829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X45]&gt;[.W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Z45]&gt;[.W4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6:.G46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6];[.$B$1:.$C$5];2;0)" office:value-type="percentage" office:value="0.2" calcext:value-type="percentage">
            <text:p>20%</text:p>
          </table:table-cell>
          <table:table-cell table:formula="of:=([.E46]/(10^(([.K46]*([.J46]/100))/10)))*[.L46]*[.M46]" office:value-type="float" office:value="18.0334988158864" calcext:value-type="float">
            <text:p>18.03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6]*1000)*10^([.P46]/10))/(4*PI()*(([.Q46]*30.48)^2))" office:value-type="float" office:value="0.0617874394161948" calcext:value-type="float">
            <text:p>0.06179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S46]&gt;[.R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U46]&gt;[.R46];&quot;Yes&quot;;&quot;No&quot;)" office:value-type="string" office:string-value="Yes" calcext:value-type="string">
            <text:p>Yes</text:p>
          </table:table-cell>
          <table:table-cell table:formula="of:=(2.56*([.N46]*1000)*10^([.P46]/10))/(4*PI()*(([.Q46]*30.48)^2))" office:value-type="float" office:value="0.158175844905459" calcext:value-type="float">
            <text:p>0.15818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X46]&gt;[.W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Z46]&gt;[.W4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7:.G4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7];[.$B$1:.$C$5];2;0)" office:value-type="percentage" office:value="0.4" calcext:value-type="percentage">
            <text:p>40%</text:p>
          </table:table-cell>
          <table:table-cell table:formula="of:=([.E47]/(10^(([.K47]*([.J47]/100))/10)))*[.L47]*[.M47]" office:value-type="float" office:value="34.3486751990851" calcext:value-type="float">
            <text:p>34.3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7]*1000)*10^([.P47]/10))/(4*PI()*(([.Q47]*30.48)^2))" office:value-type="float" office:value="0.0217013965978799" calcext:value-type="float">
            <text:p>0.02170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S47]&gt;[.R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U47]&gt;[.R47];&quot;Yes&quot;;&quot;No&quot;)" office:value-type="string" office:string-value="Yes" calcext:value-type="string">
            <text:p>Yes</text:p>
          </table:table-cell>
          <table:table-cell table:formula="of:=(2.56*([.N47]*1000)*10^([.P47]/10))/(4*PI()*(([.Q47]*30.48)^2))" office:value-type="float" office:value="0.0555555752905724" calcext:value-type="float">
            <text:p>0.05556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X47]&gt;[.W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Z47]&gt;[.W4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8:.G4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8];[.$B$1:.$C$5];2;0)" office:value-type="percentage" office:value="1" calcext:value-type="percentage">
            <text:p>100%</text:p>
          </table:table-cell>
          <table:table-cell table:formula="of:=([.E48]/(10^(([.K48]*([.J48]/100))/10)))*[.L48]*[.M48]" office:value-type="float" office:value="85.8716879977127" calcext:value-type="float">
            <text:p>85.8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8]*1000)*10^([.P48]/10))/(4*PI()*(([.Q48]*30.48)^2))" office:value-type="float" office:value="0.0542534914946997" calcext:value-type="float">
            <text:p>0.05425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S48]&gt;[.R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U48]&gt;[.R48];&quot;Yes&quot;;&quot;No&quot;)" office:value-type="string" office:string-value="Yes" calcext:value-type="string">
            <text:p>Yes</text:p>
          </table:table-cell>
          <table:table-cell table:formula="of:=(2.56*([.N48]*1000)*10^([.P48]/10))/(4*PI()*(([.Q48]*30.48)^2))" office:value-type="float" office:value="0.138888938226431" calcext:value-type="float">
            <text:p>0.13889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X48]&gt;[.W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Z48]&gt;[.W4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9:.G4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9];[.$B$1:.$C$5];2;0)" office:value-type="percentage" office:value="0.2" calcext:value-type="percentage">
            <text:p>20%</text:p>
          </table:table-cell>
          <table:table-cell table:formula="of:=([.E49]/(10^(([.K49]*([.J49]/100))/10)))*[.L49]*[.M49]" office:value-type="float" office:value="17.1743375995425" calcext:value-type="float">
            <text:p>17.1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9]*1000)*10^([.P49]/10))/(4*PI()*(([.Q49]*30.48)^2))" office:value-type="float" office:value="0.0108506982989399" calcext:value-type="float">
            <text:p>0.01085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S49]&gt;[.R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U49]&gt;[.R49];&quot;Yes&quot;;&quot;No&quot;)" office:value-type="string" office:string-value="Yes" calcext:value-type="string">
            <text:p>Yes</text:p>
          </table:table-cell>
          <table:table-cell table:formula="of:=(2.56*([.N49]*1000)*10^([.P49]/10))/(4*PI()*(([.Q49]*30.48)^2))" office:value-type="float" office:value="0.0277777876452862" calcext:value-type="float">
            <text:p>0.02778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X49]&gt;[.W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Z49]&gt;[.W4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0:.G5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0];[.$B$1:.$C$5];2;0)" office:value-type="percentage" office:value="0.4" calcext:value-type="percentage">
            <text:p>40%</text:p>
          </table:table-cell>
          <table:table-cell table:formula="of:=([.E50]/(10^(([.K50]*([.J50]/100))/10)))*[.L50]*[.M50]" office:value-type="float" office:value="33.9523618933129" calcext:value-type="float">
            <text:p>33.9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0]*1000)*10^([.P50]/10))/(4*PI()*(([.Q50]*30.48)^2))" office:value-type="float" office:value="0.0214510069634695" calcext:value-type="float">
            <text:p>0.02145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S50]&gt;[.R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U50]&gt;[.R50];&quot;Yes&quot;;&quot;No&quot;)" office:value-type="string" office:string-value="Yes" calcext:value-type="string">
            <text:p>Yes</text:p>
          </table:table-cell>
          <table:table-cell table:formula="of:=(2.56*([.N50]*1000)*10^([.P50]/10))/(4*PI()*(([.Q50]*30.48)^2))" office:value-type="float" office:value="0.054914577826482" calcext:value-type="float">
            <text:p>0.05491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X50]&gt;[.W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Z50]&gt;[.W5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1:.G5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1];[.$B$1:.$C$5];2;0)" office:value-type="percentage" office:value="1" calcext:value-type="percentage">
            <text:p>100%</text:p>
          </table:table-cell>
          <table:table-cell table:formula="of:=([.E51]/(10^(([.K51]*([.J51]/100))/10)))*[.L51]*[.M51]" office:value-type="float" office:value="84.8809047332823" calcext:value-type="float">
            <text:p>84.8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1]*1000)*10^([.P51]/10))/(4*PI()*(([.Q51]*30.48)^2))" office:value-type="float" office:value="0.0536275174086738" calcext:value-type="float">
            <text:p>0.05363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S51]&gt;[.R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U51]&gt;[.R51];&quot;Yes&quot;;&quot;No&quot;)" office:value-type="string" office:string-value="Yes" calcext:value-type="string">
            <text:p>Yes</text:p>
          </table:table-cell>
          <table:table-cell table:formula="of:=(2.56*([.N51]*1000)*10^([.P51]/10))/(4*PI()*(([.Q51]*30.48)^2))" office:value-type="float" office:value="0.137286444566205" calcext:value-type="float">
            <text:p>0.13729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X51]&gt;[.W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Z51]&gt;[.W5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2:.G5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2];[.$B$1:.$C$5];2;0)" office:value-type="percentage" office:value="0.2" calcext:value-type="percentage">
            <text:p>20%</text:p>
          </table:table-cell>
          <table:table-cell table:formula="of:=([.E52]/(10^(([.K52]*([.J52]/100))/10)))*[.L52]*[.M52]" office:value-type="float" office:value="16.9761809466565" calcext:value-type="float">
            <text:p>16.9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2]*1000)*10^([.P52]/10))/(4*PI()*(([.Q52]*30.48)^2))" office:value-type="float" office:value="0.0107255034817348" calcext:value-type="float">
            <text:p>0.01073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S52]&gt;[.R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U52]&gt;[.R52];&quot;Yes&quot;;&quot;No&quot;)" office:value-type="string" office:string-value="Yes" calcext:value-type="string">
            <text:p>Yes</text:p>
          </table:table-cell>
          <table:table-cell table:formula="of:=(2.56*([.N52]*1000)*10^([.P52]/10))/(4*PI()*(([.Q52]*30.48)^2))" office:value-type="float" office:value="0.027457288913241" calcext:value-type="float">
            <text:p>0.02746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X52]&gt;[.W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Z52]&gt;[.W5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3:.G5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3];[.$B$1:.$C$5];2;0)" office:value-type="percentage" office:value="0.4" calcext:value-type="percentage">
            <text:p>40%</text:p>
          </table:table-cell>
          <table:table-cell table:formula="of:=([.E53]/(10^(([.K53]*([.J53]/100))/10)))*[.L53]*[.M53]" office:value-type="float" office:value="33.1092994186529" calcext:value-type="float">
            <text:p>33.1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3]*1000)*10^([.P53]/10))/(4*PI()*(([.Q53]*30.48)^2))" office:value-type="float" office:value="0.0209183624578708" calcext:value-type="float">
            <text:p>0.02092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S53]&gt;[.R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U53]&gt;[.R53];&quot;Yes&quot;;&quot;No&quot;)" office:value-type="string" office:string-value="Yes" calcext:value-type="string">
            <text:p>Yes</text:p>
          </table:table-cell>
          <table:table-cell table:formula="of:=(2.56*([.N53]*1000)*10^([.P53]/10))/(4*PI()*(([.Q53]*30.48)^2))" office:value-type="float" office:value="0.0535510078921493" calcext:value-type="float">
            <text:p>0.05355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X53]&gt;[.W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Z53]&gt;[.W5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4:.G5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4];[.$B$1:.$C$5];2;0)" office:value-type="percentage" office:value="1" calcext:value-type="percentage">
            <text:p>100%</text:p>
          </table:table-cell>
          <table:table-cell table:formula="of:=([.E54]/(10^(([.K54]*([.J54]/100))/10)))*[.L54]*[.M54]" office:value-type="float" office:value="82.7732485466322" calcext:value-type="float">
            <text:p>82.7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4]*1000)*10^([.P54]/10))/(4*PI()*(([.Q54]*30.48)^2))" office:value-type="float" office:value="0.052295906144677" calcext:value-type="float">
            <text:p>0.05230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S54]&gt;[.R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U54]&gt;[.R54];&quot;Yes&quot;;&quot;No&quot;)" office:value-type="string" office:string-value="Yes" calcext:value-type="string">
            <text:p>Yes</text:p>
          </table:table-cell>
          <table:table-cell table:formula="of:=(2.56*([.N54]*1000)*10^([.P54]/10))/(4*PI()*(([.Q54]*30.48)^2))" office:value-type="float" office:value="0.133877519730373" calcext:value-type="float">
            <text:p>0.13388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X54]&gt;[.W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Z54]&gt;[.W5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5:.G5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5];[.$B$1:.$C$5];2;0)" office:value-type="percentage" office:value="0.2" calcext:value-type="percentage">
            <text:p>20%</text:p>
          </table:table-cell>
          <table:table-cell table:formula="of:=([.E55]/(10^(([.K55]*([.J55]/100))/10)))*[.L55]*[.M55]" office:value-type="float" office:value="16.5546497093265" calcext:value-type="float">
            <text:p>16.5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5]*1000)*10^([.P55]/10))/(4*PI()*(([.Q55]*30.48)^2))" office:value-type="float" office:value="0.0104591812289354" calcext:value-type="float">
            <text:p>0.01046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S55]&gt;[.R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U55]&gt;[.R55];&quot;Yes&quot;;&quot;No&quot;)" office:value-type="string" office:string-value="Yes" calcext:value-type="string">
            <text:p>Yes</text:p>
          </table:table-cell>
          <table:table-cell table:formula="of:=(2.56*([.N55]*1000)*10^([.P55]/10))/(4*PI()*(([.Q55]*30.48)^2))" office:value-type="float" office:value="0.0267755039460747" calcext:value-type="float">
            <text:p>0.02678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X55]&gt;[.W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Z55]&gt;[.W5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6:.G5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6];[.$B$1:.$C$5];2;0)" office:value-type="percentage" office:value="0.4" calcext:value-type="percentage">
            <text:p>40%</text:p>
          </table:table-cell>
          <table:table-cell table:formula="of:=([.E56]/(10^(([.K56]*([.J56]/100))/10)))*[.L56]*[.M56]" office:value-type="float" office:value="34.1020110925418" calcext:value-type="float">
            <text:p>34.10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6]*1000)*10^([.P56]/10))/(4*PI()*(([.Q56]*30.48)^2))" office:value-type="float" office:value="0.0215455549075808" calcext:value-type="float">
            <text:p>0.02155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S56]&gt;[.R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U56]&gt;[.R56];&quot;Yes&quot;;&quot;No&quot;)" office:value-type="string" office:string-value="Yes" calcext:value-type="string">
            <text:p>Yes</text:p>
          </table:table-cell>
          <table:table-cell table:formula="of:=(2.56*([.N56]*1000)*10^([.P56]/10))/(4*PI()*(([.Q56]*30.48)^2))" office:value-type="float" office:value="0.0551566205634069" calcext:value-type="float">
            <text:p>0.05516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X56]&gt;[.W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Z56]&gt;[.W5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7:.G5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7];[.$B$1:.$C$5];2;0)" office:value-type="percentage" office:value="1" calcext:value-type="percentage">
            <text:p>100%</text:p>
          </table:table-cell>
          <table:table-cell table:formula="of:=([.E57]/(10^(([.K57]*([.J57]/100))/10)))*[.L57]*[.M57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7]*1000)*10^([.P57]/10))/(4*PI()*(([.Q57]*30.48)^2))" office:value-type="float" office:value="0.0538638872689521" calcext:value-type="float">
            <text:p>0.05386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S57]&gt;[.R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U57]&gt;[.R57];&quot;Yes&quot;;&quot;No&quot;)" office:value-type="string" office:string-value="Yes" calcext:value-type="string">
            <text:p>Yes</text:p>
          </table:table-cell>
          <table:table-cell table:formula="of:=(2.56*([.N57]*1000)*10^([.P57]/10))/(4*PI()*(([.Q57]*30.48)^2))" office:value-type="float" office:value="0.137891551408517" calcext:value-type="float">
            <text:p>0.13789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X57]&gt;[.W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Z57]&gt;[.W5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8:.G5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8];[.$B$1:.$C$5];2;0)" office:value-type="percentage" office:value="1" calcext:value-type="percentage">
            <text:p>100%</text:p>
          </table:table-cell>
          <table:table-cell table:formula="of:=([.E58]/(10^(([.K58]*([.J58]/100))/10)))*[.L58]*[.M58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8]*1000)*10^([.P58]/10))/(4*PI()*(([.Q58]*30.48)^2))" office:value-type="float" office:value="0.0538638872689521" calcext:value-type="float">
            <text:p>0.05386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S58]&gt;[.R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U58]&gt;[.R58];&quot;Yes&quot;;&quot;No&quot;)" office:value-type="string" office:string-value="Yes" calcext:value-type="string">
            <text:p>Yes</text:p>
          </table:table-cell>
          <table:table-cell table:formula="of:=(2.56*([.N58]*1000)*10^([.P58]/10))/(4*PI()*(([.Q58]*30.48)^2))" office:value-type="float" office:value="0.137891551408517" calcext:value-type="float">
            <text:p>0.13789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X58]&gt;[.W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Z58]&gt;[.W5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9:.G5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9];[.$B$1:.$C$5];2;0)" office:value-type="percentage" office:value="0.2" calcext:value-type="percentage">
            <text:p>20%</text:p>
          </table:table-cell>
          <table:table-cell table:formula="of:=([.E59]/(10^(([.K59]*([.J59]/100))/10)))*[.L59]*[.M59]" office:value-type="float" office:value="17.0510055462709" calcext:value-type="float">
            <text:p>17.05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9]*1000)*10^([.P59]/10))/(4*PI()*(([.Q59]*30.48)^2))" office:value-type="float" office:value="0.0107727774537904" calcext:value-type="float">
            <text:p>0.01077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S59]&gt;[.R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U59]&gt;[.R59];&quot;Yes&quot;;&quot;No&quot;)" office:value-type="string" office:string-value="Yes" calcext:value-type="string">
            <text:p>Yes</text:p>
          </table:table-cell>
          <table:table-cell table:formula="of:=(2.56*([.N59]*1000)*10^([.P59]/10))/(4*PI()*(([.Q59]*30.48)^2))" office:value-type="float" office:value="0.0275783102817035" calcext:value-type="float">
            <text:p>0.02758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X59]&gt;[.W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Z59]&gt;[.W5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0:.G60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0];[.$B$1:.$C$5];2;0)" office:value-type="percentage" office:value="0.4" calcext:value-type="percentage">
            <text:p>40%</text:p>
          </table:table-cell>
          <table:table-cell table:formula="of:=([.E60]/(10^(([.K60]*([.J60]/100))/10)))*[.L60]*[.M60]" office:value-type="float" office:value="15.2107278376286" calcext:value-type="float">
            <text:p>15.2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0]*1000)*10^([.P60]/10))/(4*PI()*(([.Q60]*30.48)^2))" office:value-type="float" office:value="0.0143439988255403" calcext:value-type="float">
            <text:p>0.01434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S60]&gt;[.R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U60]&gt;[.R60];&quot;Yes&quot;;&quot;No&quot;)" office:value-type="string" office:string-value="Yes" calcext:value-type="string">
            <text:p>Yes</text:p>
          </table:table-cell>
          <table:table-cell table:formula="of:=(2.56*([.N60]*1000)*10^([.P60]/10))/(4*PI()*(([.Q60]*30.48)^2))" office:value-type="float" office:value="0.0367206369933831" calcext:value-type="float">
            <text:p>0.03672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X60]&gt;[.W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Z60]&gt;[.W6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1:.G61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1];[.$B$1:.$C$5];2;0)" office:value-type="percentage" office:value="1" calcext:value-type="percentage">
            <text:p>100%</text:p>
          </table:table-cell>
          <table:table-cell table:formula="of:=([.E61]/(10^(([.K61]*([.J61]/100))/10)))*[.L61]*[.M61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1]*1000)*10^([.P61]/10))/(4*PI()*(([.Q61]*30.48)^2))" office:value-type="float" office:value="0.0358599970638507" calcext:value-type="float">
            <text:p>0.03586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S61]&gt;[.R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U61]&gt;[.R61];&quot;Yes&quot;;&quot;No&quot;)" office:value-type="string" office:string-value="Yes" calcext:value-type="string">
            <text:p>Yes</text:p>
          </table:table-cell>
          <table:table-cell table:formula="of:=(2.56*([.N61]*1000)*10^([.P61]/10))/(4*PI()*(([.Q61]*30.48)^2))" office:value-type="float" office:value="0.0918015924834577" calcext:value-type="float">
            <text:p>0.09180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X61]&gt;[.W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Z61]&gt;[.W6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2:.G62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2];[.$B$1:.$C$5];2;0)" office:value-type="percentage" office:value="1" calcext:value-type="percentage">
            <text:p>100%</text:p>
          </table:table-cell>
          <table:table-cell table:formula="of:=([.E62]/(10^(([.K62]*([.J62]/100))/10)))*[.L62]*[.M62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2]*1000)*10^([.P62]/10))/(4*PI()*(([.Q62]*30.48)^2))" office:value-type="float" office:value="0.0358599970638507" calcext:value-type="float">
            <text:p>0.03586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S62]&gt;[.R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U62]&gt;[.R62];&quot;Yes&quot;;&quot;No&quot;)" office:value-type="string" office:string-value="Yes" calcext:value-type="string">
            <text:p>Yes</text:p>
          </table:table-cell>
          <table:table-cell table:formula="of:=(2.56*([.N62]*1000)*10^([.P62]/10))/(4*PI()*(([.Q62]*30.48)^2))" office:value-type="float" office:value="0.0918015924834577" calcext:value-type="float">
            <text:p>0.09180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X62]&gt;[.W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Z62]&gt;[.W6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3:.G63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3];[.$B$1:.$C$5];2;0)" office:value-type="percentage" office:value="0.2" calcext:value-type="percentage">
            <text:p>20%</text:p>
          </table:table-cell>
          <table:table-cell table:formula="of:=([.E63]/(10^(([.K63]*([.J63]/100))/10)))*[.L63]*[.M63]" office:value-type="float" office:value="7.60536391881428" calcext:value-type="float">
            <text:p>7.6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3]*1000)*10^([.P63]/10))/(4*PI()*(([.Q63]*30.48)^2))" office:value-type="float" office:value="0.00717199941277013" calcext:value-type="float">
            <text:p>0.00717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S63]&gt;[.R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U63]&gt;[.R63];&quot;Yes&quot;;&quot;No&quot;)" office:value-type="string" office:string-value="Yes" calcext:value-type="string">
            <text:p>Yes</text:p>
          </table:table-cell>
          <table:table-cell table:formula="of:=(2.56*([.N63]*1000)*10^([.P63]/10))/(4*PI()*(([.Q63]*30.48)^2))" office:value-type="float" office:value="0.0183603184966915" calcext:value-type="float">
            <text:p>0.01836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X63]&gt;[.W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Z63]&gt;[.W6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4:.G64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4];[.$B$1:.$C$5];2;0)" office:value-type="percentage" office:value="0.4" calcext:value-type="percentage">
            <text:p>40%</text:p>
          </table:table-cell>
          <table:table-cell table:formula="of:=([.E64]/(10^(([.K64]*([.J64]/100))/10)))*[.L64]*[.M64]" office:value-type="float" office:value="4.9628367209353" calcext:value-type="float">
            <text:p>4.96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4]*1000)*10^([.P64]/10))/(4*PI()*(([.Q64]*30.48)^2))" office:value-type="float" office:value="0.00871465567417913" calcext:value-type="float">
            <text:p>0.0087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S64]&gt;[.R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U64]&gt;[.R64];&quot;Yes&quot;;&quot;No&quot;)" office:value-type="string" office:string-value="Yes" calcext:value-type="string">
            <text:p>Yes</text:p>
          </table:table-cell>
          <table:table-cell table:formula="of:=(2.56*([.N64]*1000)*10^([.P64]/10))/(4*PI()*(([.Q64]*30.48)^2))" office:value-type="float" office:value="0.0223095185258986" calcext:value-type="float">
            <text:p>0.0223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X64]&gt;[.W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Z64]&gt;[.W6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5:.G65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5];[.$B$1:.$C$5];2;0)" office:value-type="percentage" office:value="1" calcext:value-type="percentage">
            <text:p>100%</text:p>
          </table:table-cell>
          <table:table-cell table:formula="of:=([.E65]/(10^(([.K65]*([.J65]/100))/10)))*[.L65]*[.M65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5]*1000)*10^([.P65]/10))/(4*PI()*(([.Q65]*30.48)^2))" office:value-type="float" office:value="0.0217866391854478" calcext:value-type="float">
            <text:p>0.02179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S65]&gt;[.R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U65]&gt;[.R65];&quot;Yes&quot;;&quot;No&quot;)" office:value-type="string" office:string-value="Yes" calcext:value-type="string">
            <text:p>Yes</text:p>
          </table:table-cell>
          <table:table-cell table:formula="of:=(2.56*([.N65]*1000)*10^([.P65]/10))/(4*PI()*(([.Q65]*30.48)^2))" office:value-type="float" office:value="0.0557737963147464" calcext:value-type="float">
            <text:p>0.05577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X65]&gt;[.W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Z65]&gt;[.W6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6:.G66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6];[.$B$1:.$C$5];2;0)" office:value-type="percentage" office:value="1" calcext:value-type="percentage">
            <text:p>100%</text:p>
          </table:table-cell>
          <table:table-cell table:formula="of:=([.E66]/(10^(([.K66]*([.J66]/100))/10)))*[.L66]*[.M66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6]*1000)*10^([.P66]/10))/(4*PI()*(([.Q66]*30.48)^2))" office:value-type="float" office:value="0.0217866391854478" calcext:value-type="float">
            <text:p>0.02179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S66]&gt;[.R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U66]&gt;[.R66];&quot;Yes&quot;;&quot;No&quot;)" office:value-type="string" office:string-value="Yes" calcext:value-type="string">
            <text:p>Yes</text:p>
          </table:table-cell>
          <table:table-cell table:formula="of:=(2.56*([.N66]*1000)*10^([.P66]/10))/(4*PI()*(([.Q66]*30.48)^2))" office:value-type="float" office:value="0.0557737963147464" calcext:value-type="float">
            <text:p>0.05577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X66]&gt;[.W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Z66]&gt;[.W6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7:.G67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7];[.$B$1:.$C$5];2;0)" office:value-type="percentage" office:value="0.2" calcext:value-type="percentage">
            <text:p>20%</text:p>
          </table:table-cell>
          <table:table-cell table:formula="of:=([.E67]/(10^(([.K67]*([.J67]/100))/10)))*[.L67]*[.M67]" office:value-type="float" office:value="2.48141836046765" calcext:value-type="float">
            <text:p>2.48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7]*1000)*10^([.P67]/10))/(4*PI()*(([.Q67]*30.48)^2))" office:value-type="float" office:value="0.00435732783708956" calcext:value-type="float">
            <text:p>0.00436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S67]&gt;[.R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U67]&gt;[.R67];&quot;Yes&quot;;&quot;No&quot;)" office:value-type="string" office:string-value="Yes" calcext:value-type="string">
            <text:p>Yes</text:p>
          </table:table-cell>
          <table:table-cell table:formula="of:=(2.56*([.N67]*1000)*10^([.P67]/10))/(4*PI()*(([.Q67]*30.48)^2))" office:value-type="float" office:value="0.0111547592629493" calcext:value-type="float">
            <text:p>0.01115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X67]&gt;[.W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Z67]&gt;[.W6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calcext:conditional-formats>
          <calcext:conditional-format calcext:target-range-address="Summary.T10:Summary.T67 Summary.Y10:Summary.Y67 Summary.V10:Summary.V67 Summary.AA10:Summary.AA67">
            <calcext:condition calcext:apply-style-name="Good" calcext:value="=&quot;Yes&quot;" calcext:base-cell-address="Summary.T10"/>
            <calcext:condition calcext:apply-style-name="Bad" calcext:value="=&quot;No&quot;" calcext:base-cell-address="Summary.T10"/>
          </calcext:conditional-format>
        </calcext:conditional-formats>
      </table:table>
      <table:named-expressions/>
      <table:database-ranges>
        <table:database-range table:name="__Anonymous_Sheet_DB__0" table:target-range-address="Summary.A9:Summary.AA67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5:13:33.302244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5:09:32.849738081</meta:creation-date>
    <dc:date>2022-05-06T15:13:52.992971730</dc:date>
    <meta:editing-duration>PT1H33M51S</meta:editing-duration>
    <meta:editing-cycles>16</meta:editing-cycles>
    <meta:generator>LibreOffice/6.4.7.2$Linux_X86_64 LibreOffice_project/40$Build-2</meta:generator>
    <meta:document-statistic meta:table-count="1" meta:cell-count="1610" meta:object-count="0"/>
  </office:meta>
</office:document-meta>
</file>